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freqCorpus</text:p>
          </table:table-cell>
          <table:table-cell table:style-name="ce1" office:value-type="string" calcext:value-type="string">
            <text:p>freqHumor</text:p>
          </table:table-cell>
          <table:table-cell table:style-name="ce1" office:value-type="string" calcext:value-type="string">
            <text:p>specHumor</text:p>
          </table:table-cell>
          <table:table-cell table:style-name="ce1" office:value-type="string" calcext:value-type="string">
            <text:p>freqNonHumor</text:p>
          </table:table-cell>
          <table:table-cell table:style-name="ce1" office:value-type="string" calcext:value-type="string">
            <text:p>specNonHum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-30" calcext:value-type="float">
            <text:p>-30</text:p>
          </table:table-cell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float" office:value="-14.9" calcext:value-type="float">
            <text:p>-14.9</text:p>
          </table:table-cell>
          <table:table-cell office:value-type="float" office:value="221" calcext:value-type="float">
            <text:p>221</text:p>
          </table:table-cell>
          <table:table-cell office:value-type="float" office:value="14.9" calcext:value-type="float">
            <text:p>1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-12.9" calcext:value-type="float">
            <text:p>-12.9</text:p>
          </table:table-cell>
          <table:table-cell office:value-type="float" office:value="88" calcext:value-type="float">
            <text:p>88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o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-11.6" calcext:value-type="float">
            <text:p>-11.6</text:p>
          </table:table-cell>
          <table:table-cell office:value-type="float" office:value="168" calcext:value-type="float">
            <text:p>168</text:p>
          </table:table-cell>
          <table:table-cell office:value-type="float" office:value="11.6" calcext:value-type="float">
            <text:p>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mient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e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-9.5" calcext:value-type="float">
            <text:p>-9.5</text:p>
          </table:table-cell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ció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9.4" calcext:value-type="float">
            <text:p>-9.4</text:p>
          </table:table-cell>
          <table:table-cell office:value-type="float" office:value="39" calcext:value-type="float">
            <text:p>39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-9.4" calcext:value-type="float">
            <text:p>-9.4</text:p>
          </table:table-cell>
          <table:table-cell office:value-type="float" office:value="42" calcext:value-type="float">
            <text:p>42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sía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-8.6" calcext:value-type="float">
            <text:p>-8.6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iento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8.1" calcext:value-type="float">
            <text:p>-8.1</text:p>
          </table:table-cell>
          <table:table-cell office:value-type="float" office:value="50" calcext:value-type="float">
            <text:p>50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s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-8" calcext:value-type="float">
            <text:p>-8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-7.9" calcext:value-type="float">
            <text:p>-7.9</text:p>
          </table:table-cell>
          <table:table-cell office:value-type="float" office:value="42" calcext:value-type="float">
            <text:p>42</text:p>
          </table:table-cell>
          <table:table-cell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38" calcext:value-type="float">
            <text:p>2238</text:p>
          </table:table-cell>
          <table:table-cell office:value-type="float" office:value="993" calcext:value-type="float">
            <text:p>993</text:p>
          </table:table-cell>
          <table:table-cell office:value-type="float" office:value="-7.8" calcext:value-type="float">
            <text:p>-7.8</text:p>
          </table:table-cell>
          <table:table-cell office:value-type="float" office:value="1245" calcext:value-type="float">
            <text:p>1245</text:p>
          </table:table-cell>
          <table:table-cell office:value-type="float" office:value="7.8" calcext:value-type="float">
            <text:p>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er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-7.6" calcext:value-type="float">
            <text:p>-7.6</text:p>
          </table:table-cell>
          <table:table-cell office:value-type="float" office:value="77" calcext:value-type="float">
            <text:p>77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-7.6" calcext:value-type="float">
            <text:p>-7.6</text:p>
          </table:table-cell>
          <table:table-cell office:value-type="float" office:value="82" calcext:value-type="float">
            <text:p>82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uaje</text:p>
          </table:table-cell>
          <table:table-cell office:value-type="float" office:value="173" calcext:value-type="float">
            <text:p>173</text:p>
          </table:table-cell>
          <table:table-cell office:value-type="float" office:value="51" calcext:value-type="float">
            <text:p>51</text:p>
          </table:table-cell>
          <table:table-cell office:value-type="float" office:value="-7.5" calcext:value-type="float">
            <text:p>-7.5</text:p>
          </table:table-cell>
          <table:table-cell office:value-type="float" office:value="122" calcext:value-type="float">
            <text:p>122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rico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7.2" calcext:value-type="float">
            <text:p>-7.2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ática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7.2" calcext:value-type="float">
            <text:p>-7.2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-6.9" calcext:value-type="float">
            <text:p>-6.9</text:p>
          </table:table-cell>
          <table:table-cell office:value-type="float" office:value="68" calcext:value-type="float">
            <text:p>68</text:p>
          </table:table-cell>
          <table:table-cell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o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-6.4" calcext:value-type="float">
            <text:p>-6.4</text:p>
          </table:table-cell>
          <table:table-cell office:value-type="float" office:value="153" calcext:value-type="float">
            <text:p>153</text:p>
          </table:table-cell>
          <table:table-cell office:value-type="float" office:value="6.4" calcext:value-type="float">
            <text:p>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  <table:table-cell office:value-type="float" office:value="42" calcext:value-type="float">
            <text:p>42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6.1" calcext:value-type="float">
            <text:p>-6.1</text:p>
          </table:table-cell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-6.1" calcext:value-type="float">
            <text:p>-6.1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za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do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s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-5.1" calcext:value-type="float">
            <text:p>-5.1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do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-5.1" calcext:value-type="float">
            <text:p>-5.1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ció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628" calcext:value-type="float">
            <text:p>628</text:p>
          </table:table-cell>
          <table:table-cell office:value-type="float" office:value="264" calcext:value-type="float">
            <text:p>264</text:p>
          </table:table-cell>
          <table:table-cell office:value-type="float" office:value="-4.5" calcext:value-type="float">
            <text:p>-4.5</text:p>
          </table:table-cell>
          <table:table-cell office:value-type="float" office:value="364" calcext:value-type="float">
            <text:p>364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r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4.4" calcext:value-type="float">
            <text:p>-4.4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d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i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ido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rt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eza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-3.9" calcext:value-type="float">
            <text:p>-3.9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era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-3.8" calcext:value-type="float">
            <text:p>-3.8</text:p>
          </table:table-cell>
          <table:table-cell office:value-type="float" office:value="29" calcext:value-type="float">
            <text:p>29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ez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3.8" calcext:value-type="float">
            <text:p>-3.8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ético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-3.8" calcext:value-type="float">
            <text:p>-3.8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ió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s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-3.5" calcext:value-type="float">
            <text:p>-3.5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a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-3.5" calcext:value-type="float">
            <text:p>-3.5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-3.4" calcext:value-type="float">
            <text:p>-3.4</text:p>
          </table:table-cell>
          <table:table-cell office:value-type="float" office:value="78" calcext:value-type="float">
            <text:p>78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mient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3.4" calcext:value-type="float">
            <text:p>-3.4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e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-3.3" calcext:value-type="float">
            <text:p>-3.3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-3.2" calcext:value-type="float">
            <text:p>-3.2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ció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o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-3.1" calcext:value-type="float">
            <text:p>-3.1</text:p>
          </table:table-cell>
          <table:table-cell office:value-type="float" office:value="51" calcext:value-type="float">
            <text:p>51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18" calcext:value-type="float">
            <text:p>18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18" calcext:value-type="float">
            <text:p>18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ó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.1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o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-3.1" calcext:value-type="float">
            <text:p>-3.1</text:p>
          </table:table-cell>
          <table:table-cell office:value-type="float" office:value="29" calcext:value-type="float">
            <text:p>29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b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ia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2.9" calcext:value-type="float">
            <text:p>-2.9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í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ió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idr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c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erir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-2.7" calcext:value-type="float">
            <text:p>-2.7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2.7" calcext:value-type="float">
            <text:p>-2.7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2.7" calcext:value-type="float">
            <text:p>-2.7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r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-2.6" calcext:value-type="float">
            <text:p>-2.6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592" calcext:value-type="float">
            <text:p>1592</text:p>
          </table:table-cell>
          <table:table-cell office:value-type="float" office:value="743" calcext:value-type="float">
            <text:p>743</text:p>
          </table:table-cell>
          <table:table-cell office:value-type="float" office:value="-2.5" calcext:value-type="float">
            <text:p>-2.5</text:p>
          </table:table-cell>
          <table:table-cell office:value-type="float" office:value="849" calcext:value-type="float">
            <text:p>849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or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ament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ósit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gun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i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171" calcext:value-type="float">
            <text:p>4171</text:p>
          </table:table-cell>
          <table:table-cell office:value-type="float" office:value="2006" calcext:value-type="float">
            <text:p>2006</text:p>
          </table:table-cell>
          <table:table-cell office:value-type="float" office:value="-2.4" calcext:value-type="float">
            <text:p>-2.4</text:p>
          </table:table-cell>
          <table:table-cell office:value-type="float" office:value="2165" calcext:value-type="float">
            <text:p>2165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lació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tí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je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ale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-2.4" calcext:value-type="float">
            <text:p>-2.4</text:p>
          </table:table-cell>
          <table:table-cell office:value-type="float" office:value="76" calcext:value-type="float">
            <text:p>7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ón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-2.4" calcext:value-type="float">
            <text:p>-2.4</text:p>
          </table:table-cell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o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-2.3" calcext:value-type="float">
            <text:p>-2.3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nz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h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.2" calcext:value-type="float">
            <text:p>-2.2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-2.2" calcext:value-type="float">
            <text:p>-2.2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ció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i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zar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-2.1" calcext:value-type="float">
            <text:p>-2.1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isaj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naj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iv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d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dr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qué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-el</text:p>
          </table:table-cell>
          <table:table-cell office:value-type="float" office:value="619" calcext:value-type="float">
            <text:p>619</text:p>
          </table:table-cell>
          <table:table-cell office:value-type="float" office:value="280" calcext:value-type="float">
            <text:p>280</text:p>
          </table:table-cell>
          <table:table-cell office:value-type="float" office:value="-2.1" calcext:value-type="float">
            <text:p>-2.1</text:p>
          </table:table-cell>
          <table:table-cell office:value-type="float" office:value="339" calcext:value-type="float">
            <text:p>339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-2.1" calcext:value-type="float">
            <text:p>-2.1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picament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olí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jo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tiv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ó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106" calcext:value-type="float">
            <text:p>2106</text:p>
          </table:table-cell>
          <table:table-cell office:value-type="float" office:value="1004" calcext:value-type="float">
            <text:p>1004</text:p>
          </table:table-cell>
          <table:table-cell office:value-type="float" office:value="-1.9" calcext:value-type="float">
            <text:p>-1.9</text:p>
          </table:table-cell>
          <table:table-cell office:value-type="float" office:value="1102" calcext:value-type="float">
            <text:p>1102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ma</text:p>
          </table:table-cell>
          <table:table-cell office:value-type="float" office:value="773" calcext:value-type="float">
            <text:p>773</text:p>
          </table:table-cell>
          <table:table-cell office:value-type="float" office:value="356" calcext:value-type="float">
            <text:p>356</text:p>
          </table:table-cell>
          <table:table-cell office:value-type="float" office:value="-1.9" calcext:value-type="float">
            <text:p>-1.9</text:p>
          </table:table-cell>
          <table:table-cell office:value-type="float" office:value="417" calcext:value-type="float">
            <text:p>417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-1.9" calcext:value-type="float">
            <text:p>-1.9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asmo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-1.9" calcext:value-type="float">
            <text:p>-1.9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n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d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nc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c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ája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e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éti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mb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dia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-1.8" calcext:value-type="float">
            <text:p>-1.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sionad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d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n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-1.6" calcext:value-type="float">
            <text:p>-1.6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o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.6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iada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ortalid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nc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ren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gu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str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guil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l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éro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gue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ient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domí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rmo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mun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a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did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ment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rifici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d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c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ñ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z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ía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office:value-type="float" office:value="-1.3" calcext:value-type="float">
            <text:p>-1.3</text:p>
          </table:table-cell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z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e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ida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.2" calcext:value-type="float">
            <text:p>-1.2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ar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-1.2" calcext:value-type="float">
            <text:p>-1.2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678" calcext:value-type="float">
            <text:p>678</text:p>
          </table:table-cell>
          <table:table-cell office:value-type="float" office:value="319" calcext:value-type="float">
            <text:p>319</text:p>
          </table:table-cell>
          <table:table-cell office:value-type="float" office:value="-1.2" calcext:value-type="float">
            <text:p>-1.2</text:p>
          </table:table-cell>
          <table:table-cell office:value-type="float" office:value="359" calcext:value-type="float">
            <text:p>359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g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z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sió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anc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er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g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gri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of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pi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ieb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n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ñ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ul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ándo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r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mient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titu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ni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z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eni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r-é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ug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ien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unt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en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go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-1.2" calcext:value-type="float">
            <text:p>-1.2</text:p>
          </table:table-cell>
          <table:table-cell office:value-type="float" office:value="58" calcext:value-type="float">
            <text:p>58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1.2" calcext:value-type="float">
            <text:p>-1.2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o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d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quier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o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-1.1" calcext:value-type="float">
            <text:p>-1.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ida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nte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s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t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unta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lemen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pad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uos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ntr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borad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pico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on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o</text:p>
          </table:table-cell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-0.9" calcext:value-type="float">
            <text:p>-0.9</text:p>
          </table:table-cell>
          <table:table-cell office:value-type="float" office:value="190" calcext:value-type="float">
            <text:p>190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ació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-0.9" calcext:value-type="float">
            <text:p>-0.9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ra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-0.9" calcext:value-type="float">
            <text:p>-0.9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ñ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ñ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n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óri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r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eros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rrado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a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eg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a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e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e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c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ens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ner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uos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pl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os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-é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ífica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um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riag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en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i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il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j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vitab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veranc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z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ol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rient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d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ban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cion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de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v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gañ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v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s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nu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i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rdimien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ántico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-0.9" calcext:value-type="float">
            <text:p>-0.9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álgico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ida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-0.9" calcext:value-type="float">
            <text:p>-0.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d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8" calcext:value-type="float">
            <text:p>-0.8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e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ció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ge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er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to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-0.8" calcext:value-type="float">
            <text:p>-0.8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er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cer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-0.8" calcext:value-type="float">
            <text:p>-0.8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r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0.7" calcext:value-type="float">
            <text:p>-0.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iculta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lic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ció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men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ualmen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ólic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í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ció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ágic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i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d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saj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d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ig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mósfera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-0.6" calcext:value-type="float">
            <text:p>-0.6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rio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.6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r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-0.6" calcext:value-type="float">
            <text:p>-0.6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oes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j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checi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urabil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c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lte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ene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m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er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ual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u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chil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qu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iseñ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o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cens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«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da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c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í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r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tr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ni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m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n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ven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c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min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u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o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íco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i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u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d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lbá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ía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o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épt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ure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min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d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cio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ue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par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ue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ane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rre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la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all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decer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c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dato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able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cul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gro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i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o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z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a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ve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p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er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e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él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ñ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acar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0.6" calcext:value-type="float">
            <text:p>-0.6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n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iració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mp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-0.5" calcext:value-type="float">
            <text:p>-0.5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exió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bol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írit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o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ñ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d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g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éxi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gr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tu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ez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ció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me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-0.5" calcext:value-type="float">
            <text:p>-0.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o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-0.5" calcext:value-type="float">
            <text:p>-0.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ét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bra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-0.4" calcext:value-type="float">
            <text:p>-0.4</text:p>
          </table:table-cell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office:value-type="float" office:value="-0.4" calcext:value-type="float">
            <text:p>-0.4</text:p>
          </table:table-cell>
          <table:table-cell office:value-type="float" office:value="129" calcext:value-type="float">
            <text:p>129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ció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e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qu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úsqued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ico</text:p>
          </table:table-cell>
          <table:table-cell office:value-type="float" office:value="557" calcext:value-type="float">
            <text:p>557</text:p>
          </table:table-cell>
          <table:table-cell office:value-type="float" office:value="276" calcext:value-type="float">
            <text:p>276</text:p>
          </table:table-cell>
          <table:table-cell office:value-type="float" office:value="-0.4" calcext:value-type="float">
            <text:p>-0.4</text:p>
          </table:table-cell>
          <table:table-cell office:value-type="float" office:value="281" calcext:value-type="float">
            <text:p>281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-0.4" calcext:value-type="float">
            <text:p>-0.4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ásico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-0.4" calcext:value-type="float">
            <text:p>-0.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-0.4" calcext:value-type="float">
            <text:p>-0.4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-0.3" calcext:value-type="float">
            <text:p>-0.3</text:p>
          </table:table-cell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72" calcext:value-type="float">
            <text:p>1872</text:p>
          </table:table-cell>
          <table:table-cell office:value-type="float" office:value="935" calcext:value-type="float">
            <text:p>935</text:p>
          </table:table-cell>
          <table:table-cell office:value-type="float" office:value="-0.3" calcext:value-type="float">
            <text:p>-0.3</text:p>
          </table:table-cell>
          <table:table-cell office:value-type="float" office:value="937" calcext:value-type="float">
            <text:p>93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l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-0.3" calcext:value-type="float">
            <text:p>-0.3</text:p>
          </table:table-cell>
          <table:table-cell office:value-type="float" office:value="119" calcext:value-type="float">
            <text:p>119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óric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a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ú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eda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d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d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í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ti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c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ífic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órto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mien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n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nz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z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uosida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y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ic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n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tem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rí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bi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í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mpañ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éti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í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o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q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er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ic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alz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t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d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nchez-Osti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ncu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r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pi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érri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meñ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ud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in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gu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f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cripcio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án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n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mplific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talam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nz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u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ast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t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n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nd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z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bord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nz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r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t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tr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a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pit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c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ecasílab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mb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c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b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ue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l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é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p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ust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r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i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xim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ru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ge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z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e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énd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con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ci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i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u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m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az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g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g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u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i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c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d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if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ien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m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ñir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e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o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eviv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viv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í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c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á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in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cológ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ormen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in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or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at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c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qui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l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izo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bol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c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ra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za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oté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r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v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g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og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úpl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i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nd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om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n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rasc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multu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lvid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on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vor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tu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nu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mat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l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li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b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nobl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vol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ciona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r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nfu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ta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ori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r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cio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ánd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e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g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d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naj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e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en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oj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c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g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it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st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ósp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im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nt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vo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ác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t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g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d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justi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u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st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lud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pl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r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os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á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dác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nt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li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á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se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ay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dr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íjo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ó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zm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pa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nt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m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st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úgu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on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ropi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bl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n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or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u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í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r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le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e-Inclá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dul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bera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ég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éx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pe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nti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r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r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ac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y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u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ONG-LA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hib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í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ís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i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ic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mpen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o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n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u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tit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cie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u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orie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lte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i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e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u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i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i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emo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a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rra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r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a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e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raci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quiet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o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acul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lip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pia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p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o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elle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ich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uer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exist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tr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m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lc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oj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sej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z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ul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u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fir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o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ándo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a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a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lle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ue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r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bl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é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f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n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á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ís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rtidu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d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in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en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úsp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u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r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oet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len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i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cidad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3" calcext:value-type="float">
            <text:p>-0.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on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0.2" calcext:value-type="float">
            <text:p>-0.2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0.2" calcext:value-type="float">
            <text:p>-0.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ja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ic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mien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óri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ógic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ció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tiv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t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ú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of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l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id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inar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istica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sb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mi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lama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estrí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ístic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r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nente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rd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güe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i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sue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ect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ja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ñ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-é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imie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ór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vial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ac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út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si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al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pat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gmát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c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osími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ventu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j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a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ep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i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ca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n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gur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v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óg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i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uent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pi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ion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uenc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u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enc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rcion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ular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r-é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tiv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ale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ndo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ció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ó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ático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rec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ció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ri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poc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i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torie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t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íci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sió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bi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i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i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ci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or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hibi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é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g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cional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zá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xi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durí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ues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pectiv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-é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áli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aria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z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i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ánd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igro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cit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queñ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ólic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id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um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givers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wan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íp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én-S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h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ip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t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u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icis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i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unc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rr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urr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fem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rre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tológ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enten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i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ív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ú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n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z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lus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ig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c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ateg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fens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or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m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r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imid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fica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t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cer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r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ar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fic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í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alcitr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onari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bomb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é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óp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blic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m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ce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ól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p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lieg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ordinar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i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st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an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ull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ti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g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l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d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a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rtuni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efi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i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r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r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e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pol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far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-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e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meridd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yec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av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la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ectu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erent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d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ifie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n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tiv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í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al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títu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aten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c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est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te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d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i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ulia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s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ali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es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me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gu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u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s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ceb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átic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cion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meb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cha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ier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teci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g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ó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b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i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m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nch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xis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a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b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u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úp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r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ve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íbl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a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er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bor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ánti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gü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er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engu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rich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v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l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c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luntar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nd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i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l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das—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ción—aña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ci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anci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e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p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én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he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i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ñi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f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n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ll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lam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c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gra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óne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ci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us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au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alaba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co-chill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oci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c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l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ale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é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lím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locu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er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i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c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u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tit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tu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nfl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r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cil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ect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b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cel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a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gor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usia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dament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cela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rus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o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ha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ét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e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ód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itif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-satisfac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quí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lelis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stig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az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udón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mb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e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lb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lti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gnific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climá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v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ci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dramá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anec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á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a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nóm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uí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p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ác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ue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m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e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orán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e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favor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od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i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i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ómo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um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d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ma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idec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ust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gu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f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t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ól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d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n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román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pe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ic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ve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ág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¿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tié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t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cad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s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c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a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s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pera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re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le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r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ñ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cu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eña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on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tr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h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pet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e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uctu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sfa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mpañ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ist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o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icient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re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as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ie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tu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e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á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ang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b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icul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x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tra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ócri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d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fa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ograf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á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p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g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ig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u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b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mat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es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rad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uma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du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unciar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gráf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v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ic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c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om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m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na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g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e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i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é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ar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u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rd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d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r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ié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p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qui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morfo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p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u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nd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eci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úp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tisf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s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u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ro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quez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d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itu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ture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l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d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s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iron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-reflex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d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ús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one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fru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ven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i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t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san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gmá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depre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ínci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ime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ha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uc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o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i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sta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lor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cu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ul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ur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j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quir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l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d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o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va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di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íc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a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z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ptojudaí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prob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cu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i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tas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un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z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ne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d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lad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tiv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b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n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all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y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nch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s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fon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end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c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b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ad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i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omet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ult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yor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alifi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um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y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o-Long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cifix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ut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g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yorativ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credit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l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reg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ospre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nst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ur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í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ili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irt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ó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s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e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o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ísic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i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m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ació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s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fuerz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e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d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l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id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otacion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ch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í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ir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tiv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men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íci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oranc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os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tan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oranz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i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nci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rtamien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s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a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rt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d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sió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o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s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iden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ck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áting-Rí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panohabl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tológ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d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amu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z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sur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imi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farr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clíma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limá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ropi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b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r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sur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pa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rám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ip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r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a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b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érbo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áb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an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n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a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al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ntu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res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ltip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és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CO-SEXU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reali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otism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e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la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u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i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fic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le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je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c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b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ubr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b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te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nd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amb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che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e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i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le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l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st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nda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ñ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n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ll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er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ech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fic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itu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denomin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b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eri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ip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ec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e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ip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ic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gui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na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garabí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um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pet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ptit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f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or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ver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ocup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ocup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s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am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ue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ul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chauv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mañ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j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ado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o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cer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á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p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rior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os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p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s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ñ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lé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erbóli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q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ást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c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d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úneb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ifes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o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ósof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imi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erb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a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ográf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d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é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banz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je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unc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ondr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og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zob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b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ili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ga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rí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ena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á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iz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i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d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c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lusió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e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876" calcext:value-type="float">
            <text:p>876</text:p>
          </table:table-cell>
          <table:table-cell office:value-type="float" office:value="451" calcext:value-type="float">
            <text:p>451</text:p>
          </table:table-cell>
          <table:table-cell office:value-type="float" office:value="0.7" calcext:value-type="float">
            <text:p>0.7</text:p>
          </table:table-cell>
          <table:table-cell office:value-type="float" office:value="425" calcext:value-type="float">
            <text:p>425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r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adamen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c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s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c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r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álo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-é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ió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dad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rr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reí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ris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r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rso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375" calcext:value-type="float">
            <text:p>375</text:p>
          </table:table-cell>
          <table:table-cell office:value-type="float" office:value="198" calcext:value-type="float">
            <text:p>198</text:p>
          </table:table-cell>
          <table:table-cell office:value-type="float" office:value="0.8" calcext:value-type="float">
            <text:p>0.8</text:p>
          </table:table-cell>
          <table:table-cell office:value-type="float" office:value="177" calcext:value-type="float">
            <text:p>177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más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ir-é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qu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r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ip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xtaposi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alara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i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is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áma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ene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u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ie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i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oni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f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a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s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grim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e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d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en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a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u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gr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nagr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a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en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u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údi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u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a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batí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omi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vand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t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bliote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ce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c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ósten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que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íma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ll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te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t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íli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bu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ad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tisfac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re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i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iz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ócr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l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mpancé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cti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ndon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a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lay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dem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nuan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a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a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bu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ur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imi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éle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tir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ch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a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alta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es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stració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i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uest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ayar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bié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do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nt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cida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ción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er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1.1" calcext:value-type="float">
            <text:p>1.1</text:p>
          </table:table-cell>
          <table:table-cell office:value-type="float" office:value="45" calcext:value-type="float">
            <text:p>45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ie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ecto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o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d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v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id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óti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it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r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er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o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office:string-value="441,20-1,2&#10;astuto441,20-1,2&#10;arrojar441,20-1,2&#10;abrupto441,20-1,2&#10;tabaco441,20-1,2&#10;lúdico441,20-1,2&#10;técnica441,20-1,2&#10;ingeniosa441,20-1,2&#10;prado441,20-1,2&#10;real441,20-1,2&#10;aparición441,20-1,2&#10;construir441,20-1,2&#10;abruptamente441,20-1,2&#10;prosaica441,20-1,2&#10;defecto441,20-1,2&#10;resultado441,20-1,2&#10;receta441,20-1,2&#10;disparidad441,20-1,2&#10;exagerados441,20-1,2&#10;ridiculiza441,20-1,2&#10;despectiva441,20-1,2&#10;suelo441,20-1,2&#10;previo441,20-1,2&#10;ruptura441,20-1,2&#10;manta441,20-1,2&#10;pelota441,20-1,2&#10;responder441,20-1,2&#10;sutil441,20-1,2&#10;funeral441,20-1,2&#10;difunta441,20-1,2&#10;debilidad441,20-1,2&#10;aguardiente441,20-1,2&#10;básico441,20-1,2&#10;ventana441,20-1,2&#10;error441,20-1,2&#10;Morales441,20-1,2&#10;diablo441,20-1,2&#10;severo441,20-1,2&#10;acusación441,20-1,2&#10;herejía441,20-1,2&#10;paciencia441,20-1,2&#10;Jorge441,20-1,2&#10;secretario441,20-1,2&#10;ladrón441,20-1,2&#10;idea15111,24-1,2&#10;humorística41261,215-1,2&#10;dar20141,26-1,2&#10;toro1081,32-1,3&#10;perdido1081,32-1,3&#10;inicial1081,32-1,3&#10;donde30201,310-1,3&#10;presentar91541,337-1,3&#10;reacción16121,44-1,4&#10;aportar871,51-1,5&#10;tensión871,51-1,5&#10;material871,51-1,5&#10;producir1191,52-1,5&#10;descripción24171,57-1,5&#10;resolución551,50-1,5&#10;exagerado551,50-1,5&#10;juguetón551,50-1,5&#10;aliteración551,50-1,5&#10;excesivo551,50-1,5&#10;nivel551,50-1,5&#10;hipérbole551,50-1,5&#10;punto551,50-1,5&#10;extravagantes551,50-1,5&#10;mal551,50-1,5&#10;maestro551,50-1,5&#10;manco551,50-1,5&#10;percepción551,50-1,5&#10;escopeta551,50-1,5&#10;turrón551,50-1,5&#10;amigo551,50-1,5&#10;actitud551,50-1,5&#10;graciosa551,50-1,5&#10;aparentemente551,50-1,5&#10;liberal551,50-1,5&#10;sorprender551,50-1,5&#10;simple551,50-1,5&#10;satisfacción551,50-1,5&#10;Gerundio551,50-1,5&#10;moneda551,50-1,5&#10;Laura551,50-1,5&#10;coco551,50-1,5&#10;Epicuro551,50-1,5&#10;Tovar551,50-1,5&#10;cortesana551,50-1,5&#10;contexto29201,59-1,5&#10;través34231,511-1,5&#10;ver14111,53-1,5&#10;todo32221,610-1,6&#10;verso30211,79-1,7&#10;aunque20151,75-1,7&#10;divertido981,71-1,7&#10;poco981,71-1,7&#10;frase981,71-1,7&#10;mayor981,71-1,7&#10;riqueza981,71-1,7&#10;especialmente981,71-1,7&#10;diferente981,71-1,7&#10;forma40271,713-1,7&#10;quedar12101,72-1,7&#10;e12101,72-1,7&#10;desenlace12101,72-1,7&#10;autor38261,812-1,8&#10;simplemente661,80-1,8&#10;valentón661,80-1,8&#10;verdadero661,80-1,8&#10;rata661,80-1,8&#10;aumentar661,80-1,8&#10;hasta661,80-1,8&#10;Campuzano661,80-1,8&#10;desgracia661,80-1,8&#10;existenciales661,80-1,8&#10;Cristo661,80-1,8&#10;tintero661,80-1,8&#10;bota661,80-1,8&#10;revelación661,80-1,8&#10;orador661,80-1,8&#10;Fray661,80-1,8&#10;servir661,80-1,8&#10;falso661,80-1,8&#10;declaración661,80-1,8&#10;Leda661,80-1,8&#10;Júpiter661,80-1,8&#10;infidelidad661,80-1,8&#10;falta21161,95-1,9&#10;usar21161,95-1,9&#10;sentido24181,96-1,9&#10;objeto1092,01-2,0&#10;doble772,10-2,1&#10;menos772,10-2,1&#10;Quevedo772,10-2,1&#10;caricaturesca772,10-2,1&#10;supuesto772,10-2,1&#10;basado772,10-2,1&#10;ridiculizar772,10-2,1&#10;ingenioso772,10-2,1&#10;mordaz772,10-2,1&#10;Josefa772,10-2,1&#10;Don772,10-2,1&#10;escena25192,16-2,1&#10;absurdo97612,136-2,1&#10;ridículo38272,211-2,2&#10;cuando14122,22-2,2&#10;burla17142,23-2,2&#10;acción20162,24-2,2&#10;personaje46322,214-2,2&#10;como3712112,3160-2,3&#10;pero26202,36-2,3&#10;chino882,40-2,4&#10;si882,40-2,4&#10;considerar-él882,40-2,4&#10;constante882,40-2,4&#10;gato882,40-2,4&#10;mundana882,40-2,4&#10;sorprendente882,40-2,4&#10;Brabo882,40-2,4&#10;casa882,40-2,4&#10;Vergel882,40-2,4&#10;actividad12112,51-2,5&#10;finalmente12112,51-2,5&#10;¡12112,51-2,5&#10;!12112,51-2,5&#10;jocoso16142,72-2,7&#10;primero16142,72-2,7&#10;culmina992,70-2,7&#10;revelar992,70-2,7&#10;tomar992,70-2,7&#10;burlar992,70-2,7&#10;solo992,70-2,7&#10;decir992,70-2,7&#10;fresco992,70-2,7&#10;bailarín992,70-2,7&#10;marido992,70-2,7&#10;contrastar23192,94-2,9&#10;sin85572,928-2,9&#10;anterior10103,00-3,0&#10;coloquial10103,00-3,0&#10;botijo10103,00-3,0&#10;incongruencia14133,01-3,0&#10;gran14133,01-3,0&#10;satírico24203,14-3,1&#10;(41313,110-3,1&#10;)41313,110-3,1&#10;sorpresa30243,16-3,1&#10;burlesco15143,31-3,3&#10;repetición15143,31-3,3&#10;ejemplo15143,31-3,3&#10;mezcla11113,30-3,3&#10;cultural11113,30-3,3&#10;exagerada11113,30-3,3&#10;ratón11113,30-3,3&#10;sarcástico11113,30-3,3&#10;uso95643,331-3,3&#10;término34273,47-3,4&#10;dos16153,61-3,6&#10;yo23203,63-3,6&#10;mundano12123,60-3,6&#10;nariz12123,60-3,6&#10;introducir12123,60-3,6&#10;contribuir57423,615-3,6&#10;combinación13133,90-3,9&#10;exageradas13133,90-3,9&#10;ritmo13133,90-3,9&#10;inusual13133,90-3,9&#10;trivial13133,90-3,9&#10;remate14144,20-4,2&#10;tú14144,20-4,2&#10;después14144,20-4,2&#10;nombre22204,22-4,2&#10;con4132464,2167-4,2&#10;crear29254,34-4,3&#10;resultar29254,34-4,3&#10;casi19184,41-4,4&#10;crítica23214,52-4,5&#10;cuerno15154,50-4,5&#10;lector76564,620-4,6&#10;serie20194,71-4,7&#10;romper16164,80-4,8&#10;realidad21205,01-5,0&#10;línea21205,01-5,0&#10;cotidiano17175,10-5,1&#10;:17175,10-5,1&#10;último37325,45-5,4&#10;giro31285,63-5,6&#10;crítico19195,70-5,7&#10;a5213145,8207-5,8&#10;para1911285,863-5,8&#10;uno14598226,2637-6,2&#10;exageración53456,98-6,9&#10;efecto58497,39-7,3&#10;toque34327,42-7,4&#10;debido65547,511-7,5&#10;creer25257,50-7,5&#10;entre76627,914-7,9&#10;jugar27278,10-8,1&#10;manera71598,212-8,2&#10;a-el2451688,577-8,5&#10;irónico34338,71-8,7&#10;final64558,79-8,7&#10;este2061469,060-9,0&#10;generar706110,29-10,2&#10;expectativa343410,20-10,2&#10;embargo353510,50-10,5&#10;humorístico1159210,523-10,5&#10;añadir676112,16-12,1&#10;contraste666112,95-12,9&#10;inesperado484814,40-14,4&#10;'105467620,1378-20,1&#10;" calcext:value-type="string">
            <text:p>441,20-1,2</text:p>
            <text:p>astuto441,20-1,2</text:p>
            <text:p>arrojar441,20-1,2</text:p>
            <text:p>abrupto441,20-1,2</text:p>
            <text:p>tabaco441,20-1,2</text:p>
            <text:p>lúdico441,20-1,2</text:p>
            <text:p>técnica441,20-1,2</text:p>
            <text:p>ingeniosa441,20-1,2</text:p>
            <text:p>prado441,20-1,2</text:p>
            <text:p>real441,20-1,2</text:p>
            <text:p>aparición441,20-1,2</text:p>
            <text:p>construir441,20-1,2</text:p>
            <text:p>abruptamente441,20-1,2</text:p>
            <text:p>prosaica441,20-1,2</text:p>
            <text:p>defecto441,20-1,2</text:p>
            <text:p>resultado441,20-1,2</text:p>
            <text:p>receta441,20-1,2</text:p>
            <text:p>disparidad441,20-1,2</text:p>
            <text:p>exagerados441,20-1,2</text:p>
            <text:p>ridiculiza441,20-1,2</text:p>
            <text:p>despectiva441,20-1,2</text:p>
            <text:p>suelo441,20-1,2</text:p>
            <text:p>previo441,20-1,2</text:p>
            <text:p>ruptura441,20-1,2</text:p>
            <text:p>manta441,20-1,2</text:p>
            <text:p>pelota441,20-1,2</text:p>
            <text:p>responder441,20-1,2</text:p>
            <text:p>sutil441,20-1,2</text:p>
            <text:p>funeral441,20-1,2</text:p>
            <text:p>difunta441,20-1,2</text:p>
            <text:p>debilidad441,20-1,2</text:p>
            <text:p>aguardiente441,20-1,2</text:p>
            <text:p>básico441,20-1,2</text:p>
            <text:p>ventana441,20-1,2</text:p>
            <text:p>error441,20-1,2</text:p>
            <text:p>Morales441,20-1,2</text:p>
            <text:p>diablo441,20-1,2</text:p>
            <text:p>severo441,20-1,2</text:p>
            <text:p>acusación441,20-1,2</text:p>
            <text:p>herejía441,20-1,2</text:p>
            <text:p>paciencia441,20-1,2</text:p>
            <text:p>Jorge441,20-1,2</text:p>
            <text:p>secretario441,20-1,2</text:p>
            <text:p>ladrón441,20-1,2</text:p>
            <text:p>idea15111,24-1,2</text:p>
            <text:p>humorística41261,215-1,2</text:p>
            <text:p>dar20141,26-1,2</text:p>
            <text:p>toro1081,32-1,3</text:p>
            <text:p>perdido1081,32-1,3</text:p>
            <text:p>inicial1081,32-1,3</text:p>
            <text:p>donde30201,310-1,3</text:p>
            <text:p>presentar91541,337-1,3</text:p>
            <text:p>reacción16121,44-1,4</text:p>
            <text:p>aportar871,51-1,5</text:p>
            <text:p>tensión871,51-1,5</text:p>
            <text:p>material871,51-1,5</text:p>
            <text:p>producir1191,52-1,5</text:p>
            <text:p>descripción24171,57-1,5</text:p>
            <text:p>resolución551,50-1,5</text:p>
            <text:p>exagerado551,50-1,5</text:p>
            <text:p>juguetón551,50-1,5</text:p>
            <text:p>aliteración551,50-1,5</text:p>
            <text:p>excesivo551,50-1,5</text:p>
            <text:p>nivel551,50-1,5</text:p>
            <text:p>hipérbole551,50-1,5</text:p>
            <text:p>punto551,50-1,5</text:p>
            <text:p>extravagantes551,50-1,5</text:p>
            <text:p>mal551,50-1,5</text:p>
            <text:p>maestro551,50-1,5</text:p>
            <text:p>manco551,50-1,5</text:p>
            <text:p>percepción551,50-1,5</text:p>
            <text:p>escopeta551,50-1,5</text:p>
            <text:p>turrón551,50-1,5</text:p>
            <text:p>amigo551,50-1,5</text:p>
            <text:p>actitud551,50-1,5</text:p>
            <text:p>graciosa551,50-1,5</text:p>
            <text:p>aparentemente551,50-1,5</text:p>
            <text:p>liberal551,50-1,5</text:p>
            <text:p>sorprender551,50-1,5</text:p>
            <text:p>simple551,50-1,5</text:p>
            <text:p>satisfacción551,50-1,5</text:p>
            <text:p>Gerundio551,50-1,5</text:p>
            <text:p>moneda551,50-1,5</text:p>
            <text:p>Laura551,50-1,5</text:p>
            <text:p>coco551,50-1,5</text:p>
            <text:p>Epicuro551,50-1,5</text:p>
            <text:p>Tovar551,50-1,5</text:p>
            <text:p>cortesana551,50-1,5</text:p>
            <text:p>contexto29201,59-1,5</text:p>
            <text:p>través34231,511-1,5</text:p>
            <text:p>ver14111,53-1,5</text:p>
            <text:p>todo32221,610-1,6</text:p>
            <text:p>verso30211,79-1,7</text:p>
            <text:p>aunque20151,75-1,7</text:p>
            <text:p>divertido981,71-1,7</text:p>
            <text:p>poco981,71-1,7</text:p>
            <text:p>frase981,71-1,7</text:p>
            <text:p>mayor981,71-1,7</text:p>
            <text:p>riqueza981,71-1,7</text:p>
            <text:p>especialmente981,71-1,7</text:p>
            <text:p>diferente981,71-1,7</text:p>
            <text:p>forma40271,713-1,7</text:p>
            <text:p>quedar12101,72-1,7</text:p>
            <text:p>e12101,72-1,7</text:p>
            <text:p>desenlace12101,72-1,7</text:p>
            <text:p>autor38261,812-1,8</text:p>
            <text:p>simplemente661,80-1,8</text:p>
            <text:p>valentón661,80-1,8</text:p>
            <text:p>verdadero661,80-1,8</text:p>
            <text:p>rata661,80-1,8</text:p>
            <text:p>aumentar661,80-1,8</text:p>
            <text:p>hasta661,80-1,8</text:p>
            <text:p>Campuzano661,80-1,8</text:p>
            <text:p>desgracia661,80-1,8</text:p>
            <text:p>existenciales661,80-1,8</text:p>
            <text:p>Cristo661,80-1,8</text:p>
            <text:p>tintero661,80-1,8</text:p>
            <text:p>bota661,80-1,8</text:p>
            <text:p>revelación661,80-1,8</text:p>
            <text:p>orador661,80-1,8</text:p>
            <text:p>Fray661,80-1,8</text:p>
            <text:p>servir661,80-1,8</text:p>
            <text:p>falso661,80-1,8</text:p>
            <text:p>declaración661,80-1,8</text:p>
            <text:p>Leda661,80-1,8</text:p>
            <text:p>Júpiter661,80-1,8</text:p>
            <text:p>infidelidad661,80-1,8</text:p>
            <text:p>falta21161,95-1,9</text:p>
            <text:p>usar21161,95-1,9</text:p>
            <text:p>sentido24181,96-1,9</text:p>
            <text:p>objeto1092,01-2,0</text:p>
            <text:p>doble772,10-2,1</text:p>
            <text:p>menos772,10-2,1</text:p>
            <text:p>Quevedo772,10-2,1</text:p>
            <text:p>caricaturesca772,10-2,1</text:p>
            <text:p>supuesto772,10-2,1</text:p>
            <text:p>basado772,10-2,1</text:p>
            <text:p>ridiculizar772,10-2,1</text:p>
            <text:p>ingenioso772,10-2,1</text:p>
            <text:p>mordaz772,10-2,1</text:p>
            <text:p>Josefa772,10-2,1</text:p>
            <text:p>Don772,10-2,1</text:p>
            <text:p>escena25192,16-2,1</text:p>
            <text:p>absurdo97612,136-2,1</text:p>
            <text:p>ridículo38272,211-2,2</text:p>
            <text:p>cuando14122,22-2,2</text:p>
            <text:p>burla17142,23-2,2</text:p>
            <text:p>acción20162,24-2,2</text:p>
            <text:p>personaje46322,214-2,2</text:p>
            <text:p>como3712112,3160-2,3</text:p>
            <text:p>pero26202,36-2,3</text:p>
            <text:p>chino882,40-2,4</text:p>
            <text:p>si882,40-2,4</text:p>
            <text:p>considerar-él882,40-2,4</text:p>
            <text:p>constante882,40-2,4</text:p>
            <text:p>gato882,40-2,4</text:p>
            <text:p>mundana882,40-2,4</text:p>
            <text:p>sorprendente882,40-2,4</text:p>
            <text:p>Brabo882,40-2,4</text:p>
            <text:p>casa882,40-2,4</text:p>
            <text:p>Vergel882,40-2,4</text:p>
            <text:p>actividad12112,51-2,5</text:p>
            <text:p>finalmente12112,51-2,5</text:p>
            <text:p>¡12112,51-2,5</text:p>
            <text:p>!12112,51-2,5</text:p>
            <text:p>jocoso16142,72-2,7</text:p>
            <text:p>primero16142,72-2,7</text:p>
            <text:p>culmina992,70-2,7</text:p>
            <text:p>revelar992,70-2,7</text:p>
            <text:p>tomar992,70-2,7</text:p>
            <text:p>burlar992,70-2,7</text:p>
            <text:p>solo992,70-2,7</text:p>
            <text:p>decir992,70-2,7</text:p>
            <text:p>fresco992,70-2,7</text:p>
            <text:p>bailarín992,70-2,7</text:p>
            <text:p>marido992,70-2,7</text:p>
            <text:p>contrastar23192,94-2,9</text:p>
            <text:p>sin85572,928-2,9</text:p>
            <text:p>anterior10103,00-3,0</text:p>
            <text:p>coloquial10103,00-3,0</text:p>
            <text:p>botijo10103,00-3,0</text:p>
            <text:p>incongruencia14133,01-3,0</text:p>
            <text:p>gran14133,01-3,0</text:p>
            <text:p>satírico24203,14-3,1</text:p>
            <text:p>(41313,110-3,1</text:p>
            <text:p>)41313,110-3,1</text:p>
            <text:p>sorpresa30243,16-3,1</text:p>
            <text:p>burlesco15143,31-3,3</text:p>
            <text:p>repetición15143,31-3,3</text:p>
            <text:p>ejemplo15143,31-3,3</text:p>
            <text:p>mezcla11113,30-3,3</text:p>
            <text:p>cultural11113,30-3,3</text:p>
            <text:p>exagerada11113,30-3,3</text:p>
            <text:p>ratón11113,30-3,3</text:p>
            <text:p>sarcástico11113,30-3,3</text:p>
            <text:p>uso95643,331-3,3</text:p>
            <text:p>término34273,47-3,4</text:p>
            <text:p>dos16153,61-3,6</text:p>
            <text:p>yo23203,63-3,6</text:p>
            <text:p>mundano12123,60-3,6</text:p>
            <text:p>nariz12123,60-3,6</text:p>
            <text:p>introducir12123,60-3,6</text:p>
            <text:p>contribuir57423,615-3,6</text:p>
            <text:p>combinación13133,90-3,9</text:p>
            <text:p>exageradas13133,90-3,9</text:p>
            <text:p>ritmo13133,90-3,9</text:p>
            <text:p>inusual13133,90-3,9</text:p>
            <text:p>trivial13133,90-3,9</text:p>
            <text:p>remate14144,20-4,2</text:p>
            <text:p>tú14144,20-4,2</text:p>
            <text:p>después14144,20-4,2</text:p>
            <text:p>nombre22204,22-4,2</text:p>
            <text:p>con4132464,2167-4,2</text:p>
            <text:p>crear29254,34-4,3</text:p>
            <text:p>resultar29254,34-4,3</text:p>
            <text:p>casi19184,41-4,4</text:p>
            <text:p>crítica23214,52-4,5</text:p>
            <text:p>cuerno15154,50-4,5</text:p>
            <text:p>lector76564,620-4,6</text:p>
            <text:p>serie20194,71-4,7</text:p>
            <text:p>romper16164,80-4,8</text:p>
            <text:p>realidad21205,01-5,0</text:p>
            <text:p>línea21205,01-5,0</text:p>
            <text:p>cotidiano17175,10-5,1</text:p>
            <text:p>:17175,10-5,1</text:p>
            <text:p>último37325,45-5,4</text:p>
            <text:p>giro31285,63-5,6</text:p>
            <text:p>crítico19195,70-5,7</text:p>
            <text:p>a5213145,8207-5,8</text:p>
            <text:p>para1911285,863-5,8</text:p>
            <text:p>uno14598226,2637-6,2</text:p>
            <text:p>exageración53456,98-6,9</text:p>
            <text:p>efecto58497,39-7,3</text:p>
            <text:p>toque34327,42-7,4</text:p>
            <text:p>debido65547,511-7,5</text:p>
            <text:p>creer25257,50-7,5</text:p>
            <text:p>entre76627,914-7,9</text:p>
            <text:p>jugar27278,10-8,1</text:p>
            <text:p>manera71598,212-8,2</text:p>
            <text:p>a-el2451688,577-8,5</text:p>
            <text:p>irónico34338,71-8,7</text:p>
            <text:p>final64558,79-8,7</text:p>
            <text:p>este2061469,060-9,0</text:p>
            <text:p>generar706110,29-10,2</text:p>
            <text:p>expectativa343410,20-10,2</text:p>
            <text:p>embargo353510,50-10,5</text:p>
            <text:p>humorístico1159210,523-10,5</text:p>
            <text:p>añadir676112,16-12,1</text:p>
            <text:p>contraste666112,95-12,9</text:p>
            <text:p>inesperado484814,40-14,4</text:p>
            <text:p>'105467620,1378-20,1</text:p>
            <text:p/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F30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58:36.528620805</meta:creation-date>
    <meta:generator>LibreOffice/7.3.7.2$Linux_X86_64 LibreOffice_project/30$Build-2</meta:generator>
    <dc:date>2024-06-23T22:15:00.606693386</dc:date>
    <meta:editing-duration>PT4M</meta:editing-duration>
    <meta:editing-cycles>2</meta:editing-cycles>
    <meta:document-statistic meta:table-count="1" meta:cell-count="18223" meta:object-count="0"/>
  </office:meta>
</office:document-meta>
</file>